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ad34" officeooo:paragraph-rsid="001fad3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fad34" officeooo:paragraph-rsid="001fad34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fad34" officeooo:paragraph-rsid="0023cca6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ad34" officeooo:paragraph-rsid="001fad34" style:font-size-asian="12.25pt" style:font-weight-asian="bold" style:font-size-complex="14pt" style:font-weight-complex="bold"/>
    </style:style>
    <style:style style:name="T1" style:family="text">
      <style:text-properties officeooo:rsid="0020198d"/>
    </style:style>
    <style:style style:name="T2" style:family="text">
      <style:text-properties officeooo:rsid="0021d618"/>
    </style:style>
    <style:style style:name="T3" style:family="text">
      <style:text-properties officeooo:rsid="0023cca6"/>
    </style:style>
    <style:style style:name="T4" style:family="text">
      <style:text-properties officeooo:rsid="00275b0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198d" style:font-style-asian="italic" style:font-style-complex="italic"/>
    </style:style>
    <style:style style:name="T7" style:family="text">
      <style:text-properties fo:font-style="italic" officeooo:rsid="0023cca6" style:font-style-asian="italic" style:font-style-complex="italic"/>
    </style:style>
    <style:style style:name="T8" style:family="text">
      <style:text-properties fo:font-style="italic" officeooo:rsid="00276903" style:font-style-asian="italic" style:font-style-complex="italic"/>
    </style:style>
    <style:style style:name="T9" style:family="text">
      <style:text-properties fo:font-style="italic" officeooo:rsid="00289f95" style:font-style-asian="italic" style:font-style-complex="italic"/>
    </style:style>
    <style:style style:name="T10" style:family="text">
      <style:text-properties fo:font-style="italic" officeooo:rsid="00275b09" style:font-style-asian="italic" style:font-style-complex="italic"/>
    </style:style>
    <style:style style:name="T11" style:family="text">
      <style:text-properties fo:font-style="italic" officeooo:rsid="0028d00f" style:font-style-asian="italic" style:font-style-complex="italic"/>
    </style:style>
    <style:style style:name="T12" style:family="text">
      <style:text-properties officeooo:rsid="00276903"/>
    </style:style>
    <style:style style:name="T13" style:family="text">
      <style:text-properties fo:font-style="normal" officeooo:rsid="0027690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Écrire un dialogue</text:p>
      <text:p text:style-name="P2"/>
      <text:p text:style-name="P2">A seventeen year-old boy was in his bedroom browsing through the internet when he saw a website where people were posting misoginistic posts, he wanted to talk about it with someone and decided to call his grandfather. He called his grandfather and started talking to him.</text:p>
      <text:p text:style-name="P2"/>
      <text:p text:style-name="P2">“You will never guess what I have found on the web.” <text:span text:style-name="T7">he said</text:span></text:p>
      <text:p text:style-name="P2">“What is it again ?”<text:span text:style-name="T5"> </text:span><text:span text:style-name="T6">he asked annoyed</text:span></text:p>
      <text:p text:style-name="P2">“It is a website filled with misoginistic posts” </text:p>
      <text:p text:style-name="P3">“And what <text:span text:style-name="T12">do you want to tell me</text:span> about it ?” <text:s/><text:span text:style-name="T8">he </text:span><text:span text:style-name="T9">replied</text:span></text:p>
      <text:p text:style-name="P3">“I wanted to talk about it with someone and you were the only one available”</text:p>
      <text:p text:style-name="P2">“Ok, so what <text:span text:style-name="T2">did </text:span>you found out that is so important”</text:p>
      <text:p text:style-name="P2">“<text:span text:style-name="T4">The post that has the most comment and the most likes is about how women can’t drive, isn’t it shocking ?”</text:span></text:p>
      <text:p text:style-name="P2">“<text:span text:style-name="T4">No, they’re actually right” </text:span><text:span text:style-name="T9">he said without hesitation</text:span></text:p>
      <text:p text:style-name="P2"><text:span text:style-name="T9">“</text:span><text:span text:style-name="T11">Wait, you actually agree with it” </text:span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8:39:38.029901188</meta:creation-date>
    <dc:date>2023-04-27T09:26:33.194202405</dc:date>
    <meta:editing-duration>PT46M51S</meta:editing-duration>
    <meta:editing-cycles>13</meta:editing-cycles>
    <meta:generator>LibreOffice/7.5.1.2$Linux_X86_64 LibreOffice_project/50$Build-2</meta:generator>
    <meta:document-statistic meta:table-count="0" meta:image-count="0" meta:object-count="0" meta:page-count="1" meta:paragraph-count="11" meta:word-count="152" meta:character-count="817" meta:non-whitespace-character-count="673"/>
  </office:meta>
</office:document-meta>
</file>